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rapperGenericsTests.testGenericMapWithKe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MapOfMapsWithEle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mo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TypeNestingListOfMap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WrapperGenericsTests.testGenericLowerBounded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rapperGenericsTests.testSettingLongPropertyWithGeneri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r.setVersion( Double the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MapHolder.getDerivedIndex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ComplexDerivedIndexed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GenericsTests.testGenericMapFrom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edGenericCollectionBean.setMapOfListOfInteger( Map &lt; String , List &lt; Integer &gt; &gt; mapOfListOf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ComplexDerivedIndexedMapEntryWithCollection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GenericsTests.testGenericMapElementWithKe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GenericsTests.testGenericTypeNestingMap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GenericsTests.testGenericListOfListsWithEle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ComplexGeneric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lexMapHolder.setDerivedIndexedMap( DerivedMap derivedIndexed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UntypedPropertyWithMapA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WrapperGenericsTests.testSettingGenericPropertyWithReadOnl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GenericCollectionBean.setListOfMapOfInteger( List &lt; Map &lt; String , Integer &gt; &gt; listOfMapOf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Map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lexMapHolder.getGenericIndex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GenericCollectionBean.getListOfMap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List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MapElementWithCollec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older.testUntypedPropertyWithMapA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allyTypedSetOf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GenericCollectionBean.setMapOfListOfListOfInteger( Map &lt; String , List &lt; List &lt; Integer &gt; &gt; &gt; mapOfListOfListOf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MapHolder.getGeneric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ListOfArraysWithEle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edGenericCollectionBean.getMapOfList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.setId( Long a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GenericCollectionBean.getMapOfListOfList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TypeNestingMapOfListOfList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rapperGenericsTests.testGenericallyTyped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GenericCollectionBean.getMap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ComplexGenericIndexedMapEntryWithCollection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GenericsTests.testGenericMapOfListsWithEle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lexMapHolder.setGenericIndexedMap( Map &lt; Integer , List &lt; Long &gt; &gt; genericIndexed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MapWithCollection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WrapperGenericsTests.testGenericMap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GenericsTests.testGenericTypeNestingMapOfList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rapperGenericsTests.testGenericMap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lexMapHolder.setGenericMap( Map &lt; List &lt; Integer &gt; , List &lt; Long &gt; &gt; generic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GenericLi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apperGenericsTests.testGenericSetWithConversion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GenericsTests.testGenericList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ListOfMapsWithEle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GenericListOf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GenericsTests.testComplexGenericIndexed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GenericCollectionBean.setMapOfInteger( Map &lt; String , Integer &gt; mapOf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GenericsTests.testComplexGenericMapWithCollection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